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2" style:family="graphic" style:parent-style-name="objectwithoutfill">
      <style:graphic-properties svg:stroke-width="0.05cm" svg:stroke-color="#6a9662" draw:marker-start-width="0.155cm" draw:marker-end="Small_20_Arrow" draw:marker-end-width="0.1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stroke="solid" draw:stroke-dash="Fine_20_Dashed" svg:stroke-width="0.05cm" svg:stroke-color="#f17c0b" draw:marker-start-width="0.155cm" draw:marker-end="Small_20_Arrow" draw:marker-end-width="0.1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.448cm"/>
    </style:style>
    <style:style style:name="gr5" style:family="graphic" style:parent-style-name="standard">
      <style:graphic-properties draw:stroke="none" svg:stroke-color="#000000" draw:fill="none" draw:fill-color="#ffffff" fo:min-height="0.438cm"/>
    </style:style>
    <style:style style:name="gr6" style:family="graphic" style:parent-style-name="standard">
      <style:graphic-properties draw:fill="solid" draw:fill-color="#c1cdc1" draw:textarea-horizontal-align="justify" draw:textarea-vertical-align="middle" draw:auto-grow-height="false" fo:min-height="0.312cm" fo:min-width="0.062cm"/>
    </style:style>
    <style:style style:name="gr7" style:family="graphic" style:parent-style-name="standard">
      <style:graphic-properties draw:fill="solid" draw:fill-color="#f17c0b" draw:textarea-horizontal-align="justify" draw:textarea-vertical-align="middle" draw:auto-grow-height="false" fo:min-height="0.312cm" fo:min-width="0.062cm"/>
    </style:style>
    <style:style style:name="gr8" style:family="graphic" style:parent-style-name="objectwithoutfill">
      <style:graphic-properties draw:stroke="solid" draw:stroke-dash="Fine_20_Dashed" svg:stroke-width="0.05cm" svg:stroke-color="#4169e1" draw:marker-start-width="0.155cm" draw:marker-end="Small_20_Arrow" draw:marker-end-width="0.1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f17c0b"/>
      <style:paragraph-properties fo:text-align="center"/>
      <style:text-properties fo:color="#000000" fo:font-size="9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color="#f17c0b" fo:font-size="9pt" fo:font-weight="bold" style:font-size-asian="18pt" style:font-size-complex="18pt"/>
    </style:style>
    <style:style style:name="P5" style:family="paragraph">
      <loext:graphic-properties draw:fill="solid" draw:fill-color="#c1cdc1"/>
      <style:paragraph-properties fo:text-align="center"/>
      <style:text-properties fo:color="#000000" fo:font-size="14pt" style:font-size-asian="18pt" style:font-size-complex="18pt"/>
    </style:style>
    <style:style style:name="P6" style:family="paragraph">
      <loext:graphic-properties draw:fill="solid" draw:fill-color="#f17c0b"/>
      <style:paragraph-properties fo:text-align="center"/>
      <style:text-properties fo:color="#000000" fo:font-size="14pt" style:font-size-asian="18pt" style:font-size-complex="18pt"/>
    </style:style>
    <style:style style:name="P7" style:family="paragraph">
      <loext:graphic-properties draw:fill="none" draw:fill-color="#ffffff"/>
      <style:text-properties fo:color="#4169e1" fo:font-size="9pt" fo:font-weight="bold" style:font-size-asian="18pt" style:font-size-complex="18pt"/>
    </style:style>
    <style:style style:name="P8" style:family="paragraph">
      <loext:graphic-properties draw:fill="none" draw:fill-color="#ffffff"/>
      <style:text-properties fo:color="#6a9662" fo:font-size="9pt" fo:font-weight="bold" style:font-size-asian="18pt" style:font-size-complex="18pt"/>
    </style:style>
    <style:style style:name="T1" style:family="text">
      <style:text-properties fo:color="#000000" fo:font-size="14pt" style:font-size-asian="18pt" style:font-size-complex="18pt"/>
    </style:style>
    <style:style style:name="T2" style:family="text">
      <style:text-properties fo:color="#000000" style:text-position="-33% 58%" fo:font-size="14pt" style:font-size-asian="18pt" style:font-size-complex="18pt"/>
    </style:style>
    <style:style style:name="T3" style:family="text">
      <style:text-properties fo:color="#000000" style:text-position="-33% 58%" fo:font-size="14pt" fo:font-weight="bold" style:font-size-asian="18pt" style:font-weight-asian="bold" style:font-size-complex="18pt" style:font-weight-complex="bold"/>
    </style:style>
    <style:style style:name="T4" style:family="text">
      <style:text-properties fo:color="#f17c0b" fo:font-size="9pt" fo:font-weight="bold" style:font-size-asian="18pt" style:font-size-complex="18pt"/>
    </style:style>
    <style:style style:name="T5" style:family="text">
      <style:text-properties fo:color="#f17c0b" style:text-position="-33% 58%" fo:font-size="9pt" fo:font-weight="bold" style:font-size-asian="18pt" style:font-size-complex="18pt"/>
    </style:style>
    <style:style style:name="T6" style:family="text">
      <style:text-properties fo:color="#f17c0b" style:text-position="0% 100%" fo:font-size="9pt" fo:font-weight="bold" style:font-size-asian="18pt" style:font-size-complex="18pt"/>
    </style:style>
    <style:style style:name="T7" style:family="text">
      <style:text-properties fo:color="#4169e1" style:text-position="0% 100%" fo:font-size="9pt" fo:font-weight="bold" style:font-size-asian="18pt" style:font-size-complex="18pt"/>
    </style:style>
    <style:style style:name="T8" style:family="text">
      <style:text-properties fo:color="#4169e1" style:text-position="-33% 58%" fo:font-size="9pt" fo:font-weight="bold" style:font-size-asian="18pt" style:font-size-complex="18pt"/>
    </style:style>
    <style:style style:name="T9" style:family="text">
      <style:text-properties fo:color="#6a9662" style:text-position="0% 100%" fo:font-size="9pt" fo:font-weight="bold" style:font-size-asian="18pt" style:font-size-complex="18pt"/>
    </style:style>
    <style:style style:name="T10" style:family="text">
      <style:text-properties fo:color="#6a9662" style:text-position="-33% 58%" fo:font-size="9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794cm" svg:height="0.794cm" svg:x="3.717cm" svg:y="6.272cm">
            <text:p text:style-name="P1"><text:span text:style-name="T1">h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794cm" svg:height="0.794cm" svg:x="3.717cm" svg:y="10.685cm">
            <text:p text:style-name="P1"><text:span text:style-name="T1">h</text:span><text:span text:style-name="T2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794cm" svg:height="0.794cm" svg:x="3.717cm" svg:y="8.479cm">
            <text:p text:style-name="P1"><text:span text:style-name="T1">h</text:span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794cm" svg:height="0.794cm" svg:x="3.717cm" svg:y="12.889cm">
            <text:p text:style-name="P1"><text:span text:style-name="T1">h</text:span><text:span text:style-name="T3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" draw:text-style-name="P3" draw:layer="layout" svg:x1="4.51cm" svg:y1="6.67cm" svg:x2="7.54cm" svg:y2="9.94cm">
          <text:p/>
        </draw:line>
        <draw:line draw:style-name="gr3" draw:text-style-name="P3" draw:layer="layout" svg:x1="4.51cm" svg:y1="6.7cm" svg:x2="7.57cm" svg:y2="7.78cm">
          <text:p/>
        </draw:line>
        <draw:frame draw:style-name="gr4" draw:text-style-name="P4" draw:layer="layout" svg:width="1.334cm" svg:height="0.698cm" svg:x="4.27cm" svg:y="9.82cm">
          <draw:text-box>
            <text:p><text:span text:style-name="T4">wh</text:span><text:span text:style-name="T5">13</text:span></text:p>
          </draw:text-box>
        </draw:frame>
        <draw:frame draw:style-name="gr5" draw:text-style-name="P4" draw:layer="layout" svg:width="1.17cm" svg:height="0.688cm" svg:x="5.17cm" svg:y="6.582cm">
          <draw:text-box>
            <text:p><text:span text:style-name="T6">wh</text:span><text:span text:style-name="T5">11</text:span></text:p>
          </draw:text-box>
        </draw:frame>
        <draw:custom-shape draw:style-name="gr1" draw:text-style-name="P2" draw:layer="layout" svg:width="0.794cm" svg:height="0.794cm" svg:x="7.57cm" svg:y="9.597cm">
          <text:p text:style-name="P1"><text:span text:style-name="T1">o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794cm" svg:height="0.794cm" svg:x="7.57cm" svg:y="11.755cm">
          <text:p text:style-name="P1"><text:span text:style-name="T1">o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94cm" svg:height="0.794cm" svg:x="7.571cm" svg:y="11.756cm">
          <text:p text:style-name="P1"><text:span text:style-name="T1">o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794cm" svg:height="0.794cm" svg:x="7.57cm" svg:y="7.437cm">
          <text:p text:style-name="P1"><text:span text:style-name="T1">o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794cm" svg:height="0.794cm" svg:x="7.571cm" svg:y="7.438cm">
          <text:p text:style-name="P1"><text:span text:style-name="T1">o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54cm" svg:y1="13.27cm" svg:x2="7.57cm" svg:y2="10cm">
          <text:p/>
        </draw:line>
        <draw:line draw:style-name="gr2" draw:text-style-name="P3" draw:layer="layout" svg:x1="4.51cm" svg:y1="11.05cm" svg:x2="7.54cm" svg:y2="10cm">
          <text:p/>
        </draw:line>
        <draw:line draw:style-name="gr2" draw:text-style-name="P3" draw:layer="layout" svg:x1="4.51cm" svg:y1="8.89cm" svg:x2="7.54cm" svg:y2="9.97cm">
          <text:p/>
        </draw:line>
        <draw:line draw:style-name="gr3" draw:text-style-name="P3" draw:layer="layout" svg:x1="4.51cm" svg:y1="11.08cm" svg:x2="7.558cm" svg:y2="7.769cm">
          <text:p/>
        </draw:line>
        <draw:line draw:style-name="gr3" draw:text-style-name="P3" draw:layer="layout" svg:x1="4.51cm" svg:y1="8.89cm" svg:x2="7.558cm" svg:y2="7.769cm">
          <text:p/>
        </draw:line>
        <draw:line draw:style-name="gr3" draw:text-style-name="P3" draw:layer="layout" svg:x1="4.54cm" svg:y1="13.21cm" svg:x2="7.558cm" svg:y2="7.769cm">
          <text:p/>
        </draw:line>
        <draw:line draw:style-name="gr8" draw:text-style-name="P3" draw:layer="layout" svg:x1="4.547cm" svg:y1="6.732cm" svg:x2="7.57cm" svg:y2="12.13cm">
          <text:p/>
        </draw:line>
        <draw:line draw:style-name="gr8" draw:text-style-name="P3" draw:layer="layout" svg:x1="4.51cm" svg:y1="13.3cm" svg:x2="7.558cm" svg:y2="12.118cm">
          <text:p/>
        </draw:line>
        <draw:line draw:style-name="gr8" draw:text-style-name="P3" draw:layer="layout" svg:x1="4.51cm" svg:y1="11.08cm" svg:x2="7.558cm" svg:y2="12.118cm">
          <text:p/>
        </draw:line>
        <draw:line draw:style-name="gr8" draw:text-style-name="P3" draw:layer="layout" svg:x1="4.51cm" svg:y1="8.92cm" svg:x2="7.558cm" svg:y2="12.118cm">
          <text:p/>
        </draw:line>
        <draw:frame draw:style-name="gr5" draw:text-style-name="P4" draw:layer="layout" svg:width="1.17cm" svg:height="0.688cm" svg:x="4.42cm" svg:y="8.022cm">
          <draw:text-box>
            <text:p><text:span text:style-name="T6">wh</text:span><text:span text:style-name="T5">12</text:span></text:p>
          </draw:text-box>
        </draw:frame>
        <draw:frame draw:style-name="gr5" draw:text-style-name="P4" draw:layer="layout" svg:width="1.17cm" svg:height="0.688cm" svg:x="5.17cm" svg:y="6.582cm">
          <draw:text-box>
            <text:p><text:span text:style-name="T6">wh</text:span><text:span text:style-name="T5">11</text:span></text:p>
          </draw:text-box>
        </draw:frame>
        <draw:frame draw:style-name="gr5" draw:text-style-name="P4" draw:layer="layout" svg:width="1.17cm" svg:height="0.688cm" svg:x="3.94cm" svg:y="12.012cm">
          <draw:text-box>
            <text:p><text:span text:style-name="T6">wh</text:span><text:span text:style-name="T5">14</text:span></text:p>
          </draw:text-box>
        </draw:frame>
        <draw:frame draw:style-name="gr5" draw:text-style-name="P7" draw:layer="layout" svg:width="1.17cm" svg:height="0.688cm" svg:x="4.09cm" svg:y="7.182cm">
          <draw:text-box>
            <text:p><text:span text:style-name="T7">wh</text:span><text:span text:style-name="T8">31</text:span></text:p>
          </draw:text-box>
        </draw:frame>
        <draw:frame draw:style-name="gr5" draw:text-style-name="P7" draw:layer="layout" svg:width="1.17cm" svg:height="0.688cm" svg:x="4.78cm" svg:y="12.91cm">
          <draw:text-box>
            <text:p><text:span text:style-name="T7">wh</text:span><text:span text:style-name="T8">34</text:span></text:p>
          </draw:text-box>
        </draw:frame>
        <draw:frame draw:style-name="gr5" draw:text-style-name="P7" draw:layer="layout" svg:width="1.17cm" svg:height="0.688cm" svg:x="4.39cm" svg:y="11.11cm">
          <draw:text-box>
            <text:p><text:span text:style-name="T7">wh</text:span><text:span text:style-name="T8">33</text:span></text:p>
          </draw:text-box>
        </draw:frame>
        <draw:frame draw:style-name="gr5" draw:text-style-name="P7" draw:layer="layout" svg:width="1.17cm" svg:height="0.688cm" svg:x="4.24cm" svg:y="9.222cm">
          <draw:text-box>
            <text:p><text:span text:style-name="T7">wh</text:span><text:span text:style-name="T8">32</text:span></text:p>
          </draw:text-box>
        </draw:frame>
        <draw:frame draw:style-name="gr5" draw:text-style-name="P8" draw:layer="layout" svg:width="1.17cm" svg:height="0.688cm" svg:x="5.14cm" svg:y="7.152cm">
          <draw:text-box>
            <text:p><text:span text:style-name="T9">wh</text:span><text:span text:style-name="T10">21</text:span></text:p>
          </draw:text-box>
        </draw:frame>
        <draw:frame draw:style-name="gr5" draw:text-style-name="P8" draw:layer="layout" svg:width="1.17cm" svg:height="0.688cm" svg:x="5.14cm" svg:y="7.152cm">
          <draw:text-box>
            <text:p><text:span text:style-name="T9">wh</text:span><text:span text:style-name="T10">21</text:span></text:p>
          </draw:text-box>
        </draw:frame>
        <draw:frame draw:style-name="gr5" draw:text-style-name="P8" draw:layer="layout" svg:width="1.17cm" svg:height="0.688cm" svg:x="5.14cm" svg:y="7.152cm">
          <draw:text-box>
            <text:p><text:span text:style-name="T9">wh</text:span><text:span text:style-name="T10">21</text:span></text:p>
          </draw:text-box>
        </draw:frame>
        <draw:frame draw:style-name="gr5" draw:text-style-name="P8" draw:layer="layout" svg:width="1.17cm" svg:height="0.688cm" svg:x="4.87cm" svg:y="8.68cm">
          <draw:text-box>
            <text:p><text:span text:style-name="T9">wh</text:span><text:span text:style-name="T10">22</text:span></text:p>
          </draw:text-box>
        </draw:frame>
        <draw:frame draw:style-name="gr5" draw:text-style-name="P8" draw:layer="layout" svg:width="1.17cm" svg:height="0.688cm" svg:x="5.14cm" svg:y="7.152cm">
          <draw:text-box>
            <text:p><text:span text:style-name="T9">wh</text:span><text:span text:style-name="T10">21</text:span></text:p>
          </draw:text-box>
        </draw:frame>
        <draw:frame draw:style-name="gr5" draw:text-style-name="P8" draw:layer="layout" svg:width="1.17cm" svg:height="0.688cm" svg:x="4.87cm" svg:y="10.3cm">
          <draw:text-box>
            <text:p><text:span text:style-name="T9">wh</text:span><text:span text:style-name="T10">23</text:span></text:p>
          </draw:text-box>
        </draw:frame>
        <draw:frame draw:style-name="gr5" draw:text-style-name="P8" draw:layer="layout" svg:width="1.17cm" svg:height="0.688cm" svg:x="5.44cm" svg:y="11.8cm">
          <draw:text-box>
            <text:p><text:span text:style-name="T9">wh</text:span><text:span text:style-name="T10">2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20-03-12T23:07:40.286387850</dc:date>
    <meta:editing-duration>PT3H41M11S</meta:editing-duration>
    <meta:editing-cycles>11</meta:editing-cycles>
    <meta:generator>LibreOffice/6.0.7.3$Linux_X86_64 LibreOffice_project/00m0$Build-3</meta:generator>
    <meta:document-statistic meta:object-count="38"/>
  </office:meta>
</office:document-meta>
</file>